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what-do-customers-care-about-in-your-online-reviews</text:p>
          </table:table-cell>
          <table:table-cell table:style-name="ce5" table:number-columns-repeated="2"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10"/>
        </table:table-row>
        <table:table-row table:style-name="ro2" table:number-rows-repeated="19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0:33:19.25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4T11:35:04.251000000</dc:date>
    <meta:editing-duration>P1DT51M2S</meta:editing-duration>
    <meta:editing-cycles>79</meta:editing-cycles>
    <meta:generator>LibreOffice/7.2.0.4$Windows_X86_64 LibreOffice_project/9a9c6381e3f7a62afc1329bd359cc48accb6435b</meta:generator>
    <meta:document-statistic meta:table-count="1" meta:cell-count="418" meta:object-count="0"/>
  </office:meta>
</office:document-meta>
</file>